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fo:font-size="32pt" style:font-name-asian="Liberation Sans1" style:font-size-asian="32pt" style:font-name-complex="Liberation Sans1" style:font-size-complex="32pt"/>
    </style:style>
    <style:style style:name="T3" style:family="text">
      <style:text-properties style:font-name="Liberation Sans" fo:font-size="32pt" style:font-name-asian="Liberation Sans1" style:font-size-asian="32pt" style:font-name-complex="Liberation Sans1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7.3cm" svg:height="4.3cm" svg:x="1.9cm" svg:y="2.1cm">
          <draw:text-box>
            <text:p><text:s/></text:p>
          </draw:text-box>
        </draw:frame>
        <draw:frame draw:style-name="gr3" draw:text-style-name="P2" draw:layer="layout" svg:width="13.667cm" svg:height="4.049cm" svg:x="1.078cm" svg:y="1.074cm">
          <draw:text-box>
            <text:p text:style-name="P2"><text:span text:style-name="T1">N, i, c : egész; </text:span><text:span text:style-name="T2">β</text:span><text:span text:style-name="T3"> </text:span><text:span text:style-name="T2">→</text:span><text:span text:style-name="T3">Logikai</text:span></text:p>
            <text:p text:style-name="P2"><text:span text:style-name="T1">T[ ] : négyszögek tömbje</text:span></text:p>
            <text:p text:style-name="P2"><text:span text:style-name="T1">i :=0; c:=0</text:span></text:p>
          </draw:text-box>
        </draw:frame>
        <draw:line draw:style-name="gr4" draw:text-style-name="P1" draw:layer="layout" svg:x1="1cm" svg:y1="5.2cm" svg:x2="20cm" svg:y2="5.2cm">
          <text:p/>
        </draw:line>
        <draw:frame draw:style-name="gr3" draw:text-style-name="P2" draw:layer="layout" svg:width="2.229cm" svg:height="1.517cm" svg:x="1.4cm" svg:y="5.7cm">
          <draw:text-box>
            <text:p><text:span text:style-name="T1">i&lt;N</text:span></text:p>
          </draw:text-box>
        </draw:frame>
        <draw:custom-shape draw:style-name="gr5" draw:text-style-name="P1" draw:layer="layout" svg:width="16.6cm" svg:height="18.4cm" svg:x="3.4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53cm" svg:height="1.517cm" svg:x="3.4cm" svg:y="27.2cm">
          <draw:text-box>
            <text:p><text:span text:style-name="T1">i=i+1</text:span></text:p>
          </draw:text-box>
        </draw:frame>
        <draw:frame draw:style-name="gr3" draw:text-style-name="P2" draw:layer="layout" svg:width="3.474cm" svg:height="1.517cm" svg:x="9.526cm" svg:y="8.383cm">
          <draw:text-box>
            <text:p text:style-name="P2"><text:span text:style-name="T2">β(T[i])</text:span></text:p>
          </draw:text-box>
        </draw:frame>
        <draw:line draw:style-name="gr4" draw:text-style-name="P1" draw:layer="layout" svg:x1="3.4cm" svg:y1="10.1cm" svg:x2="20cm" svg:y2="10.1cm">
          <text:p/>
        </draw:line>
        <draw:line draw:style-name="gr4" draw:text-style-name="P1" draw:layer="layout" svg:x1="3.4cm" svg:y1="13.3cm" svg:x2="11.5cm" svg:y2="10.1cm">
          <text:p/>
        </draw:line>
        <draw:line draw:style-name="gr4" draw:text-style-name="P1" draw:layer="layout" svg:x1="20cm" svg:y1="13.6cm" svg:x2="11.3cm" svg:y2="10.1cm">
          <text:p/>
        </draw:line>
        <draw:line draw:style-name="gr4" draw:text-style-name="P1" draw:layer="layout" svg:x1="11.4cm" svg:y1="10.2cm" svg:x2="11.5cm" svg:y2="26.2cm">
          <text:p/>
        </draw:line>
        <draw:frame draw:style-name="gr6" draw:text-style-name="P3" draw:layer="layout" svg:width="1.753cm" svg:height="1.673cm" svg:x="3.9cm" svg:y="10.227cm">
          <draw:text-box>
            <text:p><text:span text:style-name="T4">I</text:span></text:p>
          </draw:text-box>
        </draw:frame>
        <draw:frame draw:style-name="gr7" draw:text-style-name="P2" draw:layer="layout" svg:width="1.7cm" svg:height="1.817cm" svg:x="18.3cm" svg:y="10.183cm">
          <draw:text-box>
            <text:p><text:span text:style-name="T1">H</text:span></text:p>
          </draw:text-box>
        </draw:frame>
        <draw:line draw:style-name="gr4" draw:text-style-name="P1" draw:layer="layout" svg:x1="19cm" svg:y1="15.3cm" svg:x2="12.5cm" svg:y2="24.6cm">
          <text:p/>
        </draw:line>
        <draw:line draw:style-name="gr4" draw:text-style-name="P1" draw:layer="layout" svg:x1="12.6cm" svg:y1="15.5cm" svg:x2="19.4cm" svg:y2="24.7cm">
          <text:p/>
        </draw:line>
        <draw:frame draw:style-name="gr3" draw:text-style-name="P2" draw:layer="layout" svg:width="4.596cm" svg:height="5.315cm" svg:x="4.1cm" svg:y="15.8cm">
          <draw:text-box>
            <text:p><text:span text:style-name="T1">'Kiírás'</text:span></text:p>
            <text:p><text:span text:style-name="T1">ss_ter()</text:span></text:p>
            <text:p><text:span text:style-name="T1">ss_ker()</text:span></text:p>
            <text:p><text:span text:style-name="T1">c=c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2T13:53:21.170434890</meta:creation-date>
    <dc:date>2013-12-12T14:13:03.318758448</dc:date>
    <meta:editing-duration>PT4M19S</meta:editing-duration>
    <meta:editing-cycles>1</meta:editing-cycles>
    <meta:document-statistic meta:object-count="17"/>
    <meta:generator>LibreOffice/4.1.3.2$Linux_X86_64 LibreOffice_project/410$Build-2</meta:generator>
  </office:meta>
</office:document-meta>
</file>